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WenQuanYi Micro Hei" svg:font-family="'WenQuanYi Micro He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style:font-name="WenQuanYi Micro Hei" fo:font-size="12pt" style:font-name-asian="WenQuanYi Micro Hei" style:font-size-asian="12pt" style:font-size-complex="12pt"/>
    </style:style>
    <style:style style:name="P2" style:family="paragraph" style:parent-style-name="Standard">
      <style:text-properties style:font-name="WenQuanYi Micro Hei" fo:font-size="12pt" officeooo:paragraph-rsid="001733f7" style:font-name-asian="WenQuanYi Micro Hei" style:font-size-asian="12pt" style:font-size-complex="12pt"/>
    </style:style>
    <style:style style:name="P3" style:family="paragraph" style:parent-style-name="Standard">
      <style:text-properties style:font-name="WenQuanYi Micro Hei" fo:font-size="12pt" officeooo:paragraph-rsid="0021f22a" style:font-name-asian="WenQuanYi Micro Hei" style:font-size-asian="12pt" style:font-size-complex="12pt"/>
    </style:style>
    <style:style style:name="P4" style:family="paragraph" style:parent-style-name="Standard">
      <style:text-properties style:font-name="WenQuanYi Micro Hei" fo:font-size="12pt" officeooo:paragraph-rsid="003d9e30" style:font-name-asian="WenQuanYi Micro Hei" style:font-size-asian="12pt" style:font-size-complex="12pt"/>
    </style:style>
    <style:style style:name="P5" style:family="paragraph" style:parent-style-name="Standard">
      <style:text-properties style:font-name="WenQuanYi Micro Hei" fo:font-size="12pt" officeooo:paragraph-rsid="003e06af" style:font-name-asian="WenQuanYi Micro Hei" style:font-size-asian="12pt" style:font-size-complex="12pt"/>
    </style:style>
    <style:style style:name="P6" style:family="paragraph" style:parent-style-name="Standard">
      <style:text-properties style:font-name="WenQuanYi Micro Hei" fo:font-size="12pt" officeooo:paragraph-rsid="0048bdc2" style:font-name-asian="WenQuanYi Micro Hei" style:font-size-asian="12pt" style:font-size-complex="12pt"/>
    </style:style>
    <style:style style:name="P7" style:family="paragraph" style:parent-style-name="Standard">
      <style:text-properties style:font-name="WenQuanYi Micro Hei" fo:font-size="12pt" officeooo:paragraph-rsid="0054869c" style:font-name-asian="WenQuanYi Micro Hei" style:font-size-asian="12pt" style:font-size-complex="12pt"/>
    </style:style>
    <style:style style:name="P8" style:family="paragraph" style:parent-style-name="Standard">
      <style:text-properties style:font-name="WenQuanYi Micro Hei" fo:font-size="12pt" officeooo:paragraph-rsid="005dc547" style:font-name-asian="WenQuanYi Micro Hei" style:font-size-asian="12pt" style:font-size-complex="12pt"/>
    </style:style>
    <style:style style:name="P9" style:family="paragraph" style:parent-style-name="Standard">
      <style:text-properties style:font-name="WenQuanYi Micro Hei" fo:font-size="12pt" officeooo:paragraph-rsid="0064855a" style:font-name-asian="WenQuanYi Micro Hei" style:font-size-asian="12pt" style:font-size-complex="12pt"/>
    </style:style>
    <style:style style:name="P10" style:family="paragraph" style:parent-style-name="Standard">
      <style:text-properties style:font-name="WenQuanYi Micro Hei" fo:font-size="12pt" officeooo:paragraph-rsid="0089dc46" style:font-name-asian="WenQuanYi Micro Hei" style:font-size-asian="12pt" style:font-size-complex="12pt"/>
    </style:style>
    <style:style style:name="P11" style:family="paragraph" style:parent-style-name="Standard">
      <style:text-properties style:font-name="WenQuanYi Micro Hei" fo:font-size="12pt" officeooo:paragraph-rsid="008ab86d" style:font-name-asian="WenQuanYi Micro Hei" style:font-size-asian="12pt" style:font-size-complex="12pt"/>
    </style:style>
    <style:style style:name="P12" style:family="paragraph" style:parent-style-name="Standard">
      <style:text-properties style:font-name="WenQuanYi Micro Hei" fo:font-size="12pt" officeooo:paragraph-rsid="008bf281" style:font-name-asian="WenQuanYi Micro Hei" style:font-size-asian="12pt" style:font-size-complex="12pt"/>
    </style:style>
    <style:style style:name="P13" style:family="paragraph" style:parent-style-name="Standard">
      <style:text-properties style:font-name="WenQuanYi Micro Hei" fo:font-size="12pt" officeooo:paragraph-rsid="008d7fb6" style:font-name-asian="WenQuanYi Micro Hei" style:font-size-asian="12pt" style:font-size-complex="12pt"/>
    </style:style>
    <style:style style:name="P14" style:family="paragraph" style:parent-style-name="Standard">
      <style:text-properties style:font-name="WenQuanYi Micro Hei" fo:font-size="12pt" officeooo:paragraph-rsid="009ca361" style:font-name-asian="WenQuanYi Micro Hei" style:font-size-asian="12pt" style:font-size-complex="12pt"/>
    </style:style>
    <style:style style:name="P15" style:family="paragraph" style:parent-style-name="Standard">
      <style:text-properties style:font-name="WenQuanYi Micro Hei" fo:font-size="12pt" officeooo:paragraph-rsid="009ebffd" style:font-name-asian="WenQuanYi Micro Hei" style:font-size-asian="12pt" style:font-size-complex="12pt"/>
    </style:style>
    <style:style style:name="P16" style:family="paragraph" style:parent-style-name="Standard">
      <style:text-properties style:font-name="WenQuanYi Micro Hei" fo:font-size="12pt" officeooo:paragraph-rsid="00a4e895" style:font-name-asian="WenQuanYi Micro Hei" style:font-size-asian="12pt" style:font-size-complex="12pt"/>
    </style:style>
    <style:style style:name="P17" style:family="paragraph" style:parent-style-name="Standard">
      <style:text-properties style:font-name="WenQuanYi Micro Hei" fo:font-size="12pt" officeooo:paragraph-rsid="00b2c705" style:font-name-asian="WenQuanYi Micro Hei" style:font-size-asian="12pt" style:font-size-complex="12pt"/>
    </style:style>
    <style:style style:name="P18" style:family="paragraph" style:parent-style-name="Standard">
      <style:text-properties style:font-name="WenQuanYi Micro Hei" fo:font-size="12pt" officeooo:paragraph-rsid="00c85c52" style:font-name-asian="WenQuanYi Micro Hei" style:font-size-asian="12pt" style:font-size-complex="12pt"/>
    </style:style>
    <style:style style:name="P19" style:family="paragraph" style:parent-style-name="Standard">
      <style:text-properties style:font-name="WenQuanYi Micro Hei" fo:font-size="12pt" officeooo:paragraph-rsid="00d56435" style:font-name-asian="WenQuanYi Micro Hei" style:font-size-asian="12pt" style:font-size-complex="12pt"/>
    </style:style>
    <style:style style:name="P20" style:family="paragraph" style:parent-style-name="Standard">
      <style:paragraph-properties fo:background-color="#e6e6ff">
        <style:background-image/>
      </style:paragraph-properties>
      <style:text-properties style:font-name="WenQuanYi Micro Hei" fo:font-size="12pt" officeooo:paragraph-rsid="0019490c" style:font-name-asian="WenQuanYi Micro Hei" style:font-size-asian="12pt" style:font-size-complex="12pt"/>
    </style:style>
    <style:style style:name="P21" style:family="paragraph" style:parent-style-name="Standard">
      <style:paragraph-properties fo:background-color="#e6e6ff">
        <style:background-image/>
      </style:paragraph-properties>
      <style:text-properties style:font-name="WenQuanYi Micro Hei" fo:font-size="12pt" officeooo:paragraph-rsid="001c55e8" style:font-name-asian="WenQuanYi Micro Hei" style:font-size-asian="12pt" style:font-size-complex="12pt"/>
    </style:style>
    <style:style style:name="P22" style:family="paragraph" style:parent-style-name="Standard">
      <style:paragraph-properties fo:background-color="#e6e6ff">
        <style:background-image/>
      </style:paragraph-properties>
      <style:text-properties style:font-name="WenQuanYi Micro Hei" fo:font-size="12pt" officeooo:paragraph-rsid="001eb893" style:font-name-asian="WenQuanYi Micro Hei" style:font-size-asian="12pt" style:font-size-complex="12pt"/>
    </style:style>
    <style:style style:name="P23" style:family="paragraph" style:parent-style-name="Standard">
      <style:paragraph-properties fo:background-color="#e6e6ff">
        <style:background-image/>
      </style:paragraph-properties>
      <style:text-properties style:font-name="WenQuanYi Micro Hei" fo:font-size="12pt" officeooo:paragraph-rsid="00205bb9" style:font-name-asian="WenQuanYi Micro Hei" style:font-size-asian="12pt" style:font-size-complex="12pt"/>
    </style:style>
    <style:style style:name="P24" style:family="paragraph" style:parent-style-name="Standard">
      <style:paragraph-properties fo:background-color="#e6e6ff">
        <style:background-image/>
      </style:paragraph-properties>
      <style:text-properties style:font-name="WenQuanYi Micro Hei" fo:font-size="12pt" officeooo:paragraph-rsid="00328109" style:font-name-asian="WenQuanYi Micro Hei" style:font-size-asian="12pt" style:font-size-complex="12pt"/>
    </style:style>
    <style:style style:name="P25" style:family="paragraph" style:parent-style-name="Standard">
      <style:paragraph-properties fo:background-color="#e6e6ff">
        <style:background-image/>
      </style:paragraph-properties>
      <style:text-properties style:font-name="WenQuanYi Micro Hei" fo:font-size="12pt" officeooo:paragraph-rsid="003aa332" style:font-name-asian="WenQuanYi Micro Hei" style:font-size-asian="12pt" style:font-size-complex="12pt"/>
    </style:style>
    <style:style style:name="P26" style:family="paragraph" style:parent-style-name="Standard">
      <style:paragraph-properties fo:background-color="#e6e6ff">
        <style:background-image/>
      </style:paragraph-properties>
      <style:text-properties style:font-name="WenQuanYi Micro Hei" fo:font-size="12pt" officeooo:paragraph-rsid="003b90d8" style:font-name-asian="WenQuanYi Micro Hei" style:font-size-asian="12pt" style:font-size-complex="12pt"/>
    </style:style>
    <style:style style:name="P27" style:family="paragraph" style:parent-style-name="Standard">
      <style:paragraph-properties fo:background-color="#e6e6ff">
        <style:background-image/>
      </style:paragraph-properties>
      <style:text-properties style:font-name="WenQuanYi Micro Hei" fo:font-size="12pt" officeooo:paragraph-rsid="003f1e1c" style:font-name-asian="WenQuanYi Micro Hei" style:font-size-asian="12pt" style:font-size-complex="12pt"/>
    </style:style>
    <style:style style:name="P28" style:family="paragraph" style:parent-style-name="Standard">
      <style:paragraph-properties fo:background-color="#e6e6ff">
        <style:background-image/>
      </style:paragraph-properties>
      <style:text-properties style:font-name="WenQuanYi Micro Hei" fo:font-size="12pt" officeooo:paragraph-rsid="004033d0" style:font-name-asian="WenQuanYi Micro Hei" style:font-size-asian="12pt" style:font-size-complex="12pt"/>
    </style:style>
    <style:style style:name="P29" style:family="paragraph" style:parent-style-name="Standard">
      <style:paragraph-properties fo:background-color="#e6e6ff">
        <style:background-image/>
      </style:paragraph-properties>
      <style:text-properties style:font-name="WenQuanYi Micro Hei" fo:font-size="12pt" officeooo:paragraph-rsid="0041d047" style:font-name-asian="WenQuanYi Micro Hei" style:font-size-asian="12pt" style:font-size-complex="12pt"/>
    </style:style>
    <style:style style:name="P30" style:family="paragraph" style:parent-style-name="Standard">
      <style:paragraph-properties fo:background-color="#e6e6ff">
        <style:background-image/>
      </style:paragraph-properties>
      <style:text-properties style:font-name="WenQuanYi Micro Hei" fo:font-size="12pt" officeooo:paragraph-rsid="0043556f" style:font-name-asian="WenQuanYi Micro Hei" style:font-size-asian="12pt" style:font-size-complex="12pt"/>
    </style:style>
    <style:style style:name="P31" style:family="paragraph" style:parent-style-name="Standard">
      <style:paragraph-properties fo:background-color="#e6e6ff">
        <style:background-image/>
      </style:paragraph-properties>
      <style:text-properties style:font-name="WenQuanYi Micro Hei" fo:font-size="12pt" officeooo:paragraph-rsid="0044ef58" style:font-name-asian="WenQuanYi Micro Hei" style:font-size-asian="12pt" style:font-size-complex="12pt"/>
    </style:style>
    <style:style style:name="P32" style:family="paragraph" style:parent-style-name="Standard">
      <style:paragraph-properties fo:background-color="#e6e6ff">
        <style:background-image/>
      </style:paragraph-properties>
      <style:text-properties style:font-name="WenQuanYi Micro Hei" fo:font-size="12pt" officeooo:paragraph-rsid="0056cb1b" style:font-name-asian="WenQuanYi Micro Hei" style:font-size-asian="12pt" style:font-size-complex="12pt"/>
    </style:style>
    <style:style style:name="P33" style:family="paragraph" style:parent-style-name="Standard">
      <style:paragraph-properties fo:background-color="#e6e6ff">
        <style:background-image/>
      </style:paragraph-properties>
      <style:text-properties style:font-name="WenQuanYi Micro Hei" fo:font-size="12pt" officeooo:paragraph-rsid="005a55f1" style:font-name-asian="WenQuanYi Micro Hei" style:font-size-asian="12pt" style:font-size-complex="12pt"/>
    </style:style>
    <style:style style:name="P34" style:family="paragraph" style:parent-style-name="Standard">
      <style:paragraph-properties fo:background-color="#e6e6ff">
        <style:background-image/>
      </style:paragraph-properties>
      <style:text-properties style:font-name="WenQuanYi Micro Hei" fo:font-size="12pt" officeooo:paragraph-rsid="005b5d8a" style:font-name-asian="WenQuanYi Micro Hei" style:font-size-asian="12pt" style:font-size-complex="12pt"/>
    </style:style>
    <style:style style:name="P35" style:family="paragraph" style:parent-style-name="Standard">
      <style:paragraph-properties fo:background-color="#e6e6ff">
        <style:background-image/>
      </style:paragraph-properties>
      <style:text-properties style:font-name="WenQuanYi Micro Hei" fo:font-size="12pt" officeooo:paragraph-rsid="005c8d25" style:font-name-asian="WenQuanYi Micro Hei" style:font-size-asian="12pt" style:font-size-complex="12pt"/>
    </style:style>
    <style:style style:name="P36" style:family="paragraph" style:parent-style-name="Standard">
      <style:paragraph-properties fo:background-color="#e6e6ff">
        <style:background-image/>
      </style:paragraph-properties>
      <style:text-properties style:font-name="WenQuanYi Micro Hei" fo:font-size="12pt" officeooo:paragraph-rsid="00678b78" style:font-name-asian="WenQuanYi Micro Hei" style:font-size-asian="12pt" style:font-size-complex="12pt"/>
    </style:style>
    <style:style style:name="P37" style:family="paragraph" style:parent-style-name="Standard">
      <style:paragraph-properties fo:background-color="#e6e6ff">
        <style:background-image/>
      </style:paragraph-properties>
      <style:text-properties style:font-name="WenQuanYi Micro Hei" fo:font-size="12pt" officeooo:paragraph-rsid="006a513f" style:font-name-asian="WenQuanYi Micro Hei" style:font-size-asian="12pt" style:font-size-complex="12pt"/>
    </style:style>
    <style:style style:name="P38" style:family="paragraph" style:parent-style-name="Standard">
      <style:paragraph-properties fo:background-color="#e6e6ff">
        <style:background-image/>
      </style:paragraph-properties>
      <style:text-properties style:font-name="WenQuanYi Micro Hei" fo:font-size="12pt" officeooo:paragraph-rsid="0073ceb2" style:font-name-asian="WenQuanYi Micro Hei" style:font-size-asian="12pt" style:font-size-complex="12pt"/>
    </style:style>
    <style:style style:name="P39" style:family="paragraph" style:parent-style-name="Standard">
      <style:paragraph-properties fo:background-color="#e6e6ff">
        <style:background-image/>
      </style:paragraph-properties>
      <style:text-properties style:font-name="WenQuanYi Micro Hei" fo:font-size="12pt" officeooo:paragraph-rsid="0078e8a7" style:font-name-asian="WenQuanYi Micro Hei" style:font-size-asian="12pt" style:font-size-complex="12pt"/>
    </style:style>
    <style:style style:name="P40" style:family="paragraph" style:parent-style-name="Standard">
      <style:paragraph-properties fo:background-color="#e6e6ff">
        <style:background-image/>
      </style:paragraph-properties>
      <style:text-properties style:font-name="WenQuanYi Micro Hei" fo:font-size="12pt" officeooo:paragraph-rsid="007ac821" style:font-name-asian="WenQuanYi Micro Hei" style:font-size-asian="12pt" style:font-size-complex="12pt"/>
    </style:style>
    <style:style style:name="P41" style:family="paragraph" style:parent-style-name="Standard">
      <style:paragraph-properties fo:background-color="#e6e6ff">
        <style:background-image/>
      </style:paragraph-properties>
      <style:text-properties style:font-name="WenQuanYi Micro Hei" fo:font-size="12pt" officeooo:paragraph-rsid="00955748" style:font-name-asian="WenQuanYi Micro Hei" style:font-size-asian="12pt" style:font-size-complex="12pt"/>
    </style:style>
    <style:style style:name="P42" style:family="paragraph" style:parent-style-name="Standard">
      <style:paragraph-properties fo:background-color="#e6e6ff">
        <style:background-image/>
      </style:paragraph-properties>
      <style:text-properties style:font-name="WenQuanYi Micro Hei" fo:font-size="12pt" officeooo:paragraph-rsid="00a6261c" style:font-name-asian="WenQuanYi Micro Hei" style:font-size-asian="12pt" style:font-size-complex="12pt"/>
    </style:style>
    <style:style style:name="P43" style:family="paragraph" style:parent-style-name="Standard">
      <style:paragraph-properties fo:background-color="#e6e6ff">
        <style:background-image/>
      </style:paragraph-properties>
      <style:text-properties style:font-name="WenQuanYi Micro Hei" fo:font-size="12pt" officeooo:paragraph-rsid="00a70bf6" style:font-name-asian="WenQuanYi Micro Hei" style:font-size-asian="12pt" style:font-size-complex="12pt"/>
    </style:style>
    <style:style style:name="P44" style:family="paragraph" style:parent-style-name="Standard">
      <style:paragraph-properties fo:background-color="#e6e6ff">
        <style:background-image/>
      </style:paragraph-properties>
      <style:text-properties style:font-name="WenQuanYi Micro Hei" fo:font-size="12pt" officeooo:paragraph-rsid="00afa053" style:font-name-asian="WenQuanYi Micro Hei" style:font-size-asian="12pt" style:font-size-complex="12pt"/>
    </style:style>
    <style:style style:name="P45" style:family="paragraph" style:parent-style-name="Standard">
      <style:paragraph-properties fo:background-color="#e6e6ff">
        <style:background-image/>
      </style:paragraph-properties>
      <style:text-properties style:font-name="WenQuanYi Micro Hei" fo:font-size="12pt" officeooo:paragraph-rsid="00b69acd" style:font-name-asian="WenQuanYi Micro Hei" style:font-size-asian="12pt" style:font-size-complex="12pt"/>
    </style:style>
    <style:style style:name="P46" style:family="paragraph" style:parent-style-name="Standard">
      <style:paragraph-properties fo:background-color="#e6e6ff">
        <style:background-image/>
      </style:paragraph-properties>
      <style:text-properties style:font-name="WenQuanYi Micro Hei" fo:font-size="12pt" officeooo:paragraph-rsid="00b8804a" style:font-name-asian="WenQuanYi Micro Hei" style:font-size-asian="12pt" style:font-size-complex="12pt"/>
    </style:style>
    <style:style style:name="P47" style:family="paragraph" style:parent-style-name="Standard">
      <style:paragraph-properties fo:background-color="#e6e6ff">
        <style:background-image/>
      </style:paragraph-properties>
      <style:text-properties style:font-name="WenQuanYi Micro Hei" fo:font-size="12pt" officeooo:paragraph-rsid="00c43173" style:font-name-asian="WenQuanYi Micro Hei" style:font-size-asian="12pt" style:font-size-complex="12pt"/>
    </style:style>
    <style:style style:name="P48" style:family="paragraph" style:parent-style-name="Standard">
      <style:paragraph-properties fo:background-color="#e6e6ff">
        <style:background-image/>
      </style:paragraph-properties>
      <style:text-properties style:font-name="WenQuanYi Micro Hei" fo:font-size="12pt" officeooo:paragraph-rsid="00c6a3ed" style:font-name-asian="WenQuanYi Micro Hei" style:font-size-asian="12pt" style:font-size-complex="12pt"/>
    </style:style>
    <style:style style:name="P49" style:family="paragraph" style:parent-style-name="Standard">
      <style:paragraph-properties fo:background-color="#e6e6ff">
        <style:background-image/>
      </style:paragraph-properties>
      <style:text-properties style:font-name="WenQuanYi Micro Hei" fo:font-size="12pt" officeooo:paragraph-rsid="00cd61fc" style:font-name-asian="WenQuanYi Micro Hei" style:font-size-asian="12pt" style:font-size-complex="12pt"/>
    </style:style>
    <style:style style:name="P50" style:family="paragraph" style:parent-style-name="Standard">
      <style:paragraph-properties fo:background-color="#e6e6ff">
        <style:background-image/>
      </style:paragraph-properties>
      <style:text-properties style:font-name="WenQuanYi Micro Hei" fo:font-size="12pt" officeooo:paragraph-rsid="00d10452" style:font-name-asian="WenQuanYi Micro Hei" style:font-size-asian="12pt" style:font-size-complex="12pt"/>
    </style:style>
    <style:style style:name="P51" style:family="paragraph" style:parent-style-name="Standard">
      <style:paragraph-properties fo:background-color="#e6e6ff">
        <style:background-image/>
      </style:paragraph-properties>
      <style:text-properties style:font-name="WenQuanYi Micro Hei" fo:font-size="12pt" officeooo:rsid="001733f7" officeooo:paragraph-rsid="001733f7" style:font-name-asian="WenQuanYi Micro Hei" style:font-size-asian="12pt" style:font-size-complex="12pt"/>
    </style:style>
    <style:style style:name="P52" style:family="paragraph" style:parent-style-name="Standard">
      <style:paragraph-properties fo:background-color="#e6e6ff">
        <style:background-image/>
      </style:paragraph-properties>
      <style:text-properties style:font-name="WenQuanYi Micro Hei" fo:font-size="12pt" officeooo:rsid="001733f7" officeooo:paragraph-rsid="001eb893" style:font-name-asian="WenQuanYi Micro Hei" style:font-size-asian="12pt" style:font-size-complex="12pt"/>
    </style:style>
    <style:style style:name="T1" style:family="text">
      <style:text-properties fo:font-weight="bold" style:font-weight-asian="bold" style:font-weight-complex="bold"/>
    </style:style>
    <style:style style:name="T2" style:family="text">
      <style:text-properties fo:font-weight="bold" officeooo:rsid="0021f22a" style:font-weight-asian="bold" style:font-weight-complex="bold"/>
    </style:style>
    <style:style style:name="T3" style:family="text">
      <style:text-properties fo:font-weight="bold" officeooo:rsid="001733f7" style:font-weight-asian="bold" style:font-weight-complex="bold"/>
    </style:style>
    <style:style style:name="T4" style:family="text">
      <style:text-properties fo:font-weight="bold" officeooo:rsid="003d9e30" style:font-weight-asian="bold" style:font-weight-complex="bold"/>
    </style:style>
    <style:style style:name="T5" style:family="text">
      <style:text-properties fo:font-weight="bold" officeooo:rsid="0048bdc2" style:font-weight-asian="bold" style:font-weight-complex="bold"/>
    </style:style>
    <style:style style:name="T6" style:family="text">
      <style:text-properties fo:font-weight="bold" officeooo:rsid="004f03c1" style:font-weight-asian="bold" style:font-weight-complex="bold"/>
    </style:style>
    <style:style style:name="T7" style:family="text">
      <style:text-properties fo:font-weight="bold" officeooo:rsid="005dc547" style:font-weight-asian="bold" style:font-weight-complex="bold"/>
    </style:style>
    <style:style style:name="T8" style:family="text">
      <style:text-properties fo:font-weight="bold" officeooo:rsid="0064855a" style:font-weight-asian="bold" style:font-weight-complex="bold"/>
    </style:style>
    <style:style style:name="T9" style:family="text">
      <style:text-properties fo:font-weight="bold" officeooo:rsid="006c8060" style:font-weight-asian="bold" style:font-weight-complex="bold"/>
    </style:style>
    <style:style style:name="T10" style:family="text">
      <style:text-properties fo:font-weight="bold" officeooo:rsid="00801258" style:font-weight-asian="bold" style:font-weight-complex="bold"/>
    </style:style>
    <style:style style:name="T11" style:family="text">
      <style:text-properties fo:font-weight="bold" officeooo:rsid="00873a24" style:font-weight-asian="bold" style:font-weight-complex="bold"/>
    </style:style>
    <style:style style:name="T12" style:family="text">
      <style:text-properties fo:font-weight="bold" officeooo:rsid="009856e9" style:font-weight-asian="bold" style:font-weight-complex="bold"/>
    </style:style>
    <style:style style:name="T13" style:family="text">
      <style:text-properties fo:font-weight="bold" officeooo:rsid="009ca361" style:font-weight-asian="bold" style:font-weight-complex="bold"/>
    </style:style>
    <style:style style:name="T14" style:family="text">
      <style:text-properties fo:font-weight="bold" officeooo:rsid="009ebffd" style:font-weight-asian="bold" style:font-weight-complex="bold"/>
    </style:style>
    <style:style style:name="T15" style:family="text">
      <style:text-properties fo:font-weight="bold" officeooo:rsid="00a4e895" style:font-weight-asian="bold" style:font-weight-complex="bold"/>
    </style:style>
    <style:style style:name="T16" style:family="text">
      <style:text-properties fo:font-weight="bold" officeooo:rsid="00b2c705" style:font-weight-asian="bold" style:font-weight-complex="bold"/>
    </style:style>
    <style:style style:name="T17" style:family="text">
      <style:text-properties fo:font-weight="bold" officeooo:rsid="00bed83a" style:font-weight-asian="bold" style:font-weight-complex="bold"/>
    </style:style>
    <style:style style:name="T18" style:family="text">
      <style:text-properties fo:font-weight="bold" officeooo:rsid="00bfe6e6" style:font-weight-asian="bold" style:font-weight-complex="bold"/>
    </style:style>
    <style:style style:name="T19" style:family="text">
      <style:text-properties fo:font-weight="bold" officeooo:rsid="00c85c52" style:font-weight-asian="bold" style:font-weight-complex="bold"/>
    </style:style>
    <style:style style:name="T20" style:family="text">
      <style:text-properties fo:font-weight="bold" officeooo:rsid="00c9a5e8" style:font-weight-asian="bold" style:font-weight-complex="bold"/>
    </style:style>
    <style:style style:name="T21" style:family="text">
      <style:text-properties fo:font-weight="bold" officeooo:rsid="00d56435" style:font-weight-asian="bold" style:font-weight-complex="bold"/>
    </style:style>
    <style:style style:name="T22" style:family="text">
      <style:text-properties officeooo:rsid="001733f7"/>
    </style:style>
    <style:style style:name="T23" style:family="text">
      <style:text-properties officeooo:rsid="001aa3df"/>
    </style:style>
    <style:style style:name="T24" style:family="text">
      <style:text-properties officeooo:rsid="001b88bc"/>
    </style:style>
    <style:style style:name="T25" style:family="text">
      <style:text-properties officeooo:rsid="001c55e8"/>
    </style:style>
    <style:style style:name="T26" style:family="text">
      <style:text-properties officeooo:rsid="001d69b9"/>
    </style:style>
    <style:style style:name="T27" style:family="text">
      <style:text-properties officeooo:rsid="001eb893"/>
    </style:style>
    <style:style style:name="T28" style:family="text">
      <style:text-properties officeooo:rsid="001f7e04"/>
    </style:style>
    <style:style style:name="T29" style:family="text">
      <style:text-properties officeooo:rsid="00205bb9"/>
    </style:style>
    <style:style style:name="T30" style:family="text">
      <style:text-properties officeooo:rsid="0021c9a8"/>
    </style:style>
    <style:style style:name="T31" style:family="text">
      <style:text-properties officeooo:rsid="0021f22a"/>
    </style:style>
    <style:style style:name="T32" style:family="text">
      <style:text-properties officeooo:rsid="0023fc98"/>
    </style:style>
    <style:style style:name="T33" style:family="text">
      <style:text-properties officeooo:rsid="0025b9f9"/>
    </style:style>
    <style:style style:name="T34" style:family="text">
      <style:text-properties officeooo:rsid="0026f5db"/>
    </style:style>
    <style:style style:name="T35" style:family="text">
      <style:text-properties officeooo:rsid="002aea6b"/>
    </style:style>
    <style:style style:name="T36" style:family="text">
      <style:text-properties fo:font-weight="normal" officeooo:rsid="001733f7" style:font-weight-asian="normal" style:font-weight-complex="normal"/>
    </style:style>
    <style:style style:name="T37" style:family="text">
      <style:text-properties fo:font-weight="normal" officeooo:rsid="0093bef2" style:font-weight-asian="normal" style:font-weight-complex="normal"/>
    </style:style>
    <style:style style:name="T38" style:family="text">
      <style:text-properties officeooo:rsid="00328109"/>
    </style:style>
    <style:style style:name="T39" style:family="text">
      <style:text-properties officeooo:rsid="0033f15d"/>
    </style:style>
    <style:style style:name="T40" style:family="text">
      <style:text-properties officeooo:rsid="00370fd9"/>
    </style:style>
    <style:style style:name="T41" style:family="text">
      <style:text-properties officeooo:rsid="00375dd2"/>
    </style:style>
    <style:style style:name="T42" style:family="text">
      <style:text-properties officeooo:rsid="003aa332"/>
    </style:style>
    <style:style style:name="T43" style:family="text">
      <style:text-properties officeooo:rsid="003b90d8"/>
    </style:style>
    <style:style style:name="T44" style:family="text">
      <style:text-properties officeooo:rsid="003d9e30"/>
    </style:style>
    <style:style style:name="T45" style:family="text">
      <style:text-properties officeooo:rsid="003ece11"/>
    </style:style>
    <style:style style:name="T46" style:family="text">
      <style:text-properties officeooo:rsid="003f0105"/>
    </style:style>
    <style:style style:name="T47" style:family="text">
      <style:text-properties officeooo:rsid="003f1e1c"/>
    </style:style>
    <style:style style:name="T48" style:family="text">
      <style:text-properties officeooo:rsid="004033d0"/>
    </style:style>
    <style:style style:name="T49" style:family="text">
      <style:text-properties officeooo:rsid="0041d047"/>
    </style:style>
    <style:style style:name="T50" style:family="text">
      <style:text-properties officeooo:rsid="00427a3a"/>
    </style:style>
    <style:style style:name="T51" style:family="text">
      <style:text-properties officeooo:rsid="0043556f"/>
    </style:style>
    <style:style style:name="T52" style:family="text">
      <style:text-properties officeooo:rsid="0044c1db"/>
    </style:style>
    <style:style style:name="T53" style:family="text">
      <style:text-properties officeooo:rsid="00456609"/>
    </style:style>
    <style:style style:name="T54" style:family="text">
      <style:text-properties officeooo:rsid="0046be12"/>
    </style:style>
    <style:style style:name="T55" style:family="text">
      <style:text-properties officeooo:rsid="0048bdc2"/>
    </style:style>
    <style:style style:name="T56" style:family="text">
      <style:text-properties officeooo:rsid="004ae7f3"/>
    </style:style>
    <style:style style:name="T57" style:family="text">
      <style:text-properties officeooo:rsid="004cd148"/>
    </style:style>
    <style:style style:name="T58" style:family="text">
      <style:text-properties officeooo:rsid="004f03c1"/>
    </style:style>
    <style:style style:name="T59" style:family="text">
      <style:text-properties officeooo:rsid="00524e40"/>
    </style:style>
    <style:style style:name="T60" style:family="text">
      <style:text-properties officeooo:rsid="0054869c"/>
    </style:style>
    <style:style style:name="T61" style:family="text">
      <style:text-properties officeooo:rsid="00562782"/>
    </style:style>
    <style:style style:name="T62" style:family="text">
      <style:text-properties officeooo:rsid="0057f6cb"/>
    </style:style>
    <style:style style:name="T63" style:family="text">
      <style:text-properties officeooo:rsid="005b5d8a"/>
    </style:style>
    <style:style style:name="T64" style:family="text">
      <style:text-properties officeooo:rsid="005b957d"/>
    </style:style>
    <style:style style:name="T65" style:family="text">
      <style:text-properties officeooo:rsid="005c8d25"/>
    </style:style>
    <style:style style:name="T66" style:family="text">
      <style:text-properties officeooo:rsid="005d1698"/>
    </style:style>
    <style:style style:name="T67" style:family="text">
      <style:text-properties officeooo:rsid="005dc547"/>
    </style:style>
    <style:style style:name="T68" style:family="text">
      <style:text-properties officeooo:rsid="005f6ca7"/>
    </style:style>
    <style:style style:name="T69" style:family="text">
      <style:text-properties officeooo:rsid="0060bc6f"/>
    </style:style>
    <style:style style:name="T70" style:family="text">
      <style:text-properties officeooo:rsid="0060cc05"/>
    </style:style>
    <style:style style:name="T71" style:family="text">
      <style:text-properties officeooo:rsid="0063c8d4"/>
    </style:style>
    <style:style style:name="T72" style:family="text">
      <style:text-properties officeooo:rsid="0064855a"/>
    </style:style>
    <style:style style:name="T73" style:family="text">
      <style:text-properties officeooo:rsid="00678b78"/>
    </style:style>
    <style:style style:name="T74" style:family="text">
      <style:text-properties officeooo:rsid="006946e4"/>
    </style:style>
    <style:style style:name="T75" style:family="text">
      <style:text-properties officeooo:rsid="006a38db"/>
    </style:style>
    <style:style style:name="T76" style:family="text">
      <style:text-properties officeooo:rsid="006c8060"/>
    </style:style>
    <style:style style:name="T77" style:family="text">
      <style:text-properties officeooo:rsid="006dfb82"/>
    </style:style>
    <style:style style:name="T78" style:family="text">
      <style:text-properties officeooo:rsid="00706dea"/>
    </style:style>
    <style:style style:name="T79" style:family="text">
      <style:text-properties officeooo:rsid="0074f85f"/>
    </style:style>
    <style:style style:name="T80" style:family="text">
      <style:text-properties officeooo:rsid="00752656"/>
    </style:style>
    <style:style style:name="T81" style:family="text">
      <style:text-properties officeooo:rsid="00769902"/>
    </style:style>
    <style:style style:name="T82" style:family="text">
      <style:text-properties officeooo:rsid="0077513e"/>
    </style:style>
    <style:style style:name="T83" style:family="text">
      <style:text-properties officeooo:rsid="007bfbbe"/>
    </style:style>
    <style:style style:name="T84" style:family="text">
      <style:text-properties officeooo:rsid="007ddc71"/>
    </style:style>
    <style:style style:name="T85" style:family="text">
      <style:text-properties officeooo:rsid="00801258"/>
    </style:style>
    <style:style style:name="T86" style:family="text">
      <style:text-properties officeooo:rsid="0080983a"/>
    </style:style>
    <style:style style:name="T87" style:family="text">
      <style:text-properties officeooo:rsid="00815a0d"/>
    </style:style>
    <style:style style:name="T88" style:family="text">
      <style:text-properties officeooo:rsid="0084232e"/>
    </style:style>
    <style:style style:name="T89" style:family="text">
      <style:text-properties officeooo:rsid="00873a24"/>
    </style:style>
    <style:style style:name="T90" style:family="text">
      <style:text-properties officeooo:rsid="009232df"/>
    </style:style>
    <style:style style:name="T91" style:family="text">
      <style:text-properties officeooo:rsid="00955748"/>
    </style:style>
    <style:style style:name="T92" style:family="text">
      <style:text-properties officeooo:rsid="00969510"/>
    </style:style>
    <style:style style:name="T93" style:family="text">
      <style:text-properties officeooo:rsid="009856e9"/>
    </style:style>
    <style:style style:name="T94" style:family="text">
      <style:text-properties officeooo:rsid="009cd819"/>
    </style:style>
    <style:style style:name="T95" style:family="text">
      <style:text-properties officeooo:rsid="00a0502c"/>
    </style:style>
    <style:style style:name="T96" style:family="text">
      <style:text-properties officeooo:rsid="00a0ed27"/>
    </style:style>
    <style:style style:name="T97" style:family="text">
      <style:text-properties officeooo:rsid="00a70bf6"/>
    </style:style>
    <style:style style:name="T98" style:family="text">
      <style:text-properties officeooo:rsid="00a77f92"/>
    </style:style>
    <style:style style:name="T99" style:family="text">
      <style:text-properties officeooo:rsid="00a803ec"/>
    </style:style>
    <style:style style:name="T100" style:family="text">
      <style:text-properties officeooo:rsid="00a8ad82"/>
    </style:style>
    <style:style style:name="T101" style:family="text">
      <style:text-properties officeooo:rsid="00a99f68"/>
    </style:style>
    <style:style style:name="T102" style:family="text">
      <style:text-properties officeooo:rsid="00ab6718"/>
    </style:style>
    <style:style style:name="T103" style:family="text">
      <style:text-properties officeooo:rsid="00abff60"/>
    </style:style>
    <style:style style:name="T104" style:family="text">
      <style:text-properties officeooo:rsid="00ad9d89"/>
    </style:style>
    <style:style style:name="T105" style:family="text">
      <style:text-properties officeooo:rsid="00aef0ff"/>
    </style:style>
    <style:style style:name="T106" style:family="text">
      <style:text-properties officeooo:rsid="00af4f78"/>
    </style:style>
    <style:style style:name="T107" style:family="text">
      <style:text-properties officeooo:rsid="00b17a5f"/>
    </style:style>
    <style:style style:name="T108" style:family="text">
      <style:text-properties officeooo:rsid="00b17c0d"/>
    </style:style>
    <style:style style:name="T109" style:family="text">
      <style:text-properties officeooo:rsid="00b2c705"/>
    </style:style>
    <style:style style:name="T110" style:family="text">
      <style:text-properties officeooo:rsid="00b44299"/>
    </style:style>
    <style:style style:name="T111" style:family="text">
      <style:text-properties officeooo:rsid="00bbe33c"/>
    </style:style>
    <style:style style:name="T112" style:family="text">
      <style:text-properties officeooo:rsid="00bdc2d7"/>
    </style:style>
    <style:style style:name="T113" style:family="text">
      <style:text-properties officeooo:rsid="00bed83a"/>
    </style:style>
    <style:style style:name="T114" style:family="text">
      <style:text-properties officeooo:rsid="00bfe6e6"/>
    </style:style>
    <style:style style:name="T115" style:family="text">
      <style:text-properties officeooo:rsid="00c110b6"/>
    </style:style>
    <style:style style:name="T116" style:family="text">
      <style:text-properties officeooo:rsid="00c5ce20"/>
    </style:style>
    <style:style style:name="T117" style:family="text">
      <style:text-properties officeooo:rsid="00c6a3ed"/>
    </style:style>
    <style:style style:name="T118" style:family="text">
      <style:text-properties officeooo:rsid="00c80d31"/>
    </style:style>
    <style:style style:name="T119" style:family="text">
      <style:text-properties officeooo:rsid="00c85c52"/>
    </style:style>
    <style:style style:name="T120" style:family="text">
      <style:text-properties officeooo:rsid="00c9a5e8"/>
    </style:style>
    <style:style style:name="T121" style:family="text">
      <style:text-properties officeooo:rsid="00cb5881"/>
    </style:style>
    <style:style style:name="T122" style:family="text">
      <style:text-properties officeooo:rsid="00cd61fc"/>
    </style:style>
    <style:style style:name="T123" style:family="text">
      <style:text-properties officeooo:rsid="00cf6f31"/>
    </style:style>
    <style:style style:name="T124" style:family="text">
      <style:text-properties officeooo:rsid="00d08e88"/>
    </style:style>
    <style:style style:name="T125" style:family="text">
      <style:text-properties officeooo:rsid="00d19ff6"/>
    </style:style>
    <style:style style:name="T126" style:family="text">
      <style:text-properties officeooo:rsid="00d2ee24"/>
    </style:style>
    <style:style style:name="T127" style:family="text">
      <style:text-properties officeooo:rsid="00d44cb5"/>
    </style:style>
    <style:style style:name="T128" style:family="text">
      <style:text-properties officeooo:rsid="00d56435"/>
    </style:style>
    <style:style style:name="T129" style:family="text">
      <style:text-properties officeooo:rsid="00d77737"/>
    </style:style>
    <style:style style:name="T130" style:family="text">
      <style:text-properties officeooo:rsid="00d946ff"/>
    </style:style>
    <style:style style:name="T131" style:family="text">
      <style:text-properties officeooo:rsid="00de5dd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数据流</text:span>有两种通用类型，文本流与二进制流，文本流由分成行的字符序列组成，二进制流是char类型的数据值序列。基于数据流的概念，C语言有丰富而有用途的<text:span text:style-name="T1">输入输出函数</text:span>，这些函数多在stdio.h<text:span text:style-name="T28">、wchar.h</text:span>中定义，数据类型FILE保存数据流的信息。</text:p>
      <text:p text:style-name="P51">FILE* fopen(const <text:s/>char* restrict filename, const char* restrict mode);</text:p>
      <text:p text:style-name="P3"><text:span text:style-name="T2">fopen</text:span><text:span text:style-name="T31">带有文件名和存取方式两个参数，文件名按实现指定的方式打开或建立文件，将其和一个数据流相关联，宏</text:span><text:span text:style-name="T32">FILENAME_MAX指定了文件名的最大长度，</text:span><text:span text:style-name="T33">FOPEN_MAX指定了可以同时打开的数据流个数</text:span><text:span text:style-name="T46">，至少为8个，包括stdin、stdout、stderr</text:span><text:span text:style-name="T33">。</text:span></text:p>
      <text:p text:style-name="P20"><text:span text:style-name="T23">int</text:span><text:span text:style-name="T22"> </text:span><text:span text:style-name="T23">fclose</text:span><text:span text:style-name="T22">(</text:span><text:span text:style-name="T24">FILE* restrict stream</text:span><text:span text:style-name="T22">);</text:span></text:p>
      <text:p text:style-name="P2"><text:span text:style-name="T3">fclose</text:span><text:span text:style-name="T22">按适当方式有序地关闭已打开的数据流，包括清空必要的内部数据缓冲区，错误返回EOF，否则返回</text:span><text:span text:style-name="T34">0。</text:span></text:p>
      <text:p text:style-name="P21"><text:span text:style-name="T23">int</text:span><text:span text:style-name="T22"> </text:span><text:span text:style-name="T25">fflush</text:span><text:span text:style-name="T22">(</text:span><text:span text:style-name="T24">FILE* restrict stream</text:span><text:span text:style-name="T22">);</text:span></text:p>
      <text:p text:style-name="P2"><text:span text:style-name="T3">fflush</text:span><text:span text:style-name="T22">用于清空与输出或更新数据流参数相关的任何缓冲区，通常只用于异常情况，正常情况下</text:span><text:span text:style-name="T35">由</text:span><text:span text:style-name="T22">fclose与exit负责刷新输出缓冲区。</text:span></text:p>
      <text:p text:style-name="P22"><text:span text:style-name="T22">FILE* f</text:span><text:span text:style-name="T26">re</text:span><text:span text:style-name="T22">open(const <text:s/>char* restrict filename,</text:span></text:p>
      <text:p text:style-name="P52"><text:tab/><text:tab/>const char* restrict mode,</text:p>
      <text:p text:style-name="P22"><text:span text:style-name="T22"><text:tab/><text:tab/></text:span><text:span text:style-name="T27">FILE* restrict stream</text:span><text:span text:style-name="T22">);</text:span></text:p>
      <text:p text:style-name="P2"><text:span text:style-name="T3">freopen</text:span><text:span text:style-name="T22">类似与先后调用了fclose和fopen，一个主要用途是将stdin、stdout与stderr之一重新关联到另一文件。</text:span></text:p>
      <text:p text:style-name="P23"><text:span text:style-name="T23">int</text:span><text:span text:style-name="T22"> </text:span><text:span text:style-name="T29">fwide</text:span><text:span text:style-name="T22">(</text:span><text:span text:style-name="T24">FILE* restrict stream, </text:span><text:span text:style-name="T30">int orient</text:span><text:span text:style-name="T22">);</text:span></text:p>
      <text:p text:style-name="P2"><text:span text:style-name="T3">fwide</text:span><text:span text:style-name="T36">用来</text:span><text:span text:style-name="T22">设置与测试流定向。</text:span></text:p>
      <text:p text:style-name="P24"><text:span text:style-name="T38">int</text:span><text:span text:style-name="T22"> </text:span><text:span text:style-name="T38">setvbuf</text:span><text:span text:style-name="T22">(</text:span><text:span text:style-name="T39">FILE</text:span><text:span text:style-name="T22">* restrict </text:span><text:span text:style-name="T40">stream</text:span><text:span text:style-name="T22">,</text:span></text:p>
      <text:p text:style-name="P24"><text:span text:style-name="T22"><text:tab/><text:tab/>char* restrict </text:span><text:span text:style-name="T41">buf</text:span><text:span text:style-name="T22">,</text:span></text:p>
      <text:p text:style-name="P25"><text:span text:style-name="T22"><text:tab/><text:tab/></text:span><text:span text:style-name="T42">int</text:span><text:span text:style-name="T27"> </text:span><text:span text:style-name="T42">bufmode,</text:span></text:p>
      <text:p text:style-name="P25"><text:span text:style-name="T42"><text:tab/><text:tab/>size_t size</text:span><text:span text:style-name="T22">);</text:span></text:p>
      <text:p text:style-name="P5"><text:span text:style-name="T4">setvbuf</text:span><text:span text:style-name="T44">允许编程人员在极少数默认缓冲区无法满足要求的情况下控制数据流的缓冲策略</text:span><text:span text:style-name="T45">，函数要在打开流之后和读取或写入任何数据之前调用。</text:span></text:p>
      <text:p text:style-name="P26"><text:span text:style-name="T43">vo</text:span><text:span text:style-name="T131">i</text:span><text:span text:style-name="T43">d</text:span><text:span text:style-name="T22"> </text:span><text:span text:style-name="T38">setbuf</text:span><text:span text:style-name="T22">(</text:span><text:span text:style-name="T39">FILE</text:span><text:span text:style-name="T22">* restrict </text:span><text:span text:style-name="T40">stream</text:span><text:span text:style-name="T22">,</text:span></text:p>
      <text:p text:style-name="P26"><text:span text:style-name="T22"><text:tab/><text:tab/>char* restrict </text:span><text:span text:style-name="T41">buf</text:span><text:span text:style-name="T22">);</text:span></text:p>
      <text:p text:style-name="P4"><text:span text:style-name="T4">setbuf</text:span><text:span text:style-name="T44">是setvbuf的简化形式。</text:span></text:p>
      <text:p text:style-name="P27"><text:span text:style-name="T23">int</text:span><text:span text:style-name="T22"> </text:span><text:span text:style-name="T29">fseek</text:span><text:span text:style-name="T22">(</text:span><text:span text:style-name="T24">FILE* restrict stream, </text:span><text:span text:style-name="T47">long </text:span><text:span text:style-name="T30">int </text:span><text:span text:style-name="T47">offset, int wherefrom</text:span><text:span text:style-name="T22">);</text:span></text:p>
      <text:p text:style-name="P6"><text:span text:style-name="T5">fseek</text:span><text:span text:style-name="T55">设置数据流位置，wherefrom可选</text:span><text:span text:style-name="T56">SEEK_SET、SEEK_CUR、SEEK_END，分别表示0、1、2，即文件开头、文件当前、文件结尾位置。</text:span></text:p>
      <text:p text:style-name="P28"><text:span text:style-name="T48">long </text:span><text:span text:style-name="T23">int</text:span><text:span text:style-name="T22"> </text:span><text:span text:style-name="T48">ftell</text:span><text:span text:style-name="T22">(</text:span><text:span text:style-name="T24">FILE* restrict stream</text:span><text:span text:style-name="T22">);</text:span></text:p>
      <text:p text:style-name="P2"><text:span text:style-name="T3">ftell</text:span><text:span text:style-name="T22">返回数据流当前位置</text:span><text:span text:style-name="T57">。</text:span></text:p>
      <text:p text:style-name="P29"><text:span text:style-name="T49">void</text:span><text:span text:style-name="T48"> </text:span><text:span text:style-name="T50">rewind</text:span><text:span text:style-name="T22">(</text:span><text:span text:style-name="T24">FILE* restrict stream</text:span><text:span text:style-name="T22">);</text:span></text:p>
      <text:p text:style-name="P2"><text:span text:style-name="T3">rewin</text:span><text:span text:style-name="T6">d</text:span><text:span text:style-name="T58">将数据流复位到开头。</text:span></text:p>
      <text:p text:style-name="P30"><text:span text:style-name="T23">int</text:span><text:span text:style-name="T22"> </text:span><text:span text:style-name="T51">fgetpos</text:span><text:span text:style-name="T22">(</text:span><text:span text:style-name="T24">FILE* restrict stream, </text:span><text:span text:style-name="T52">fpos_t *pos</text:span><text:span text:style-name="T22">);</text:span></text:p>
      <text:p text:style-name="P2"><text:span text:style-name="T3">fgetpos</text:span><text:span text:style-name="T22">将当前文件位置存放在pos所指的对象中</text:span><text:span text:style-name="T59">，主要用于大文件的处理。</text:span></text:p>
      <text:p text:style-name="P31"><text:span text:style-name="T23">int</text:span><text:span text:style-name="T22"> </text:span><text:span text:style-name="T51">f</text:span><text:span text:style-name="T53">s</text:span><text:span text:style-name="T51">etpos</text:span><text:span text:style-name="T22">(</text:span><text:span text:style-name="T24">FILE* restrict stream, </text:span><text:span text:style-name="T54">const </text:span><text:span text:style-name="T52">fpos_t *pos</text:span><text:span text:style-name="T22">);</text:span></text:p>
      <text:p text:style-name="P7"><text:soft-page-break/><text:span text:style-name="T3">fsetpos</text:span><text:span text:style-name="T22">根据</text:span><text:span text:style-name="T61">*</text:span><text:span text:style-name="T22">pos的值设置当前文件位置</text:span><text:span text:style-name="T60">，也是</text:span><text:span text:style-name="T59">主要用于大文件的处理。</text:span></text:p>
      <text:p text:style-name="P32"><text:span text:style-name="T23">int</text:span><text:span text:style-name="T22"> </text:span><text:span text:style-name="T62">fgetc</text:span><text:span text:style-name="T22">(</text:span><text:span text:style-name="T24">FILE* stream</text:span><text:span text:style-name="T22">);</text:span></text:p>
      <text:p text:style-name="P8"><text:span text:style-name="T7">fgetc</text:span><text:span text:style-name="T67">从输入流中读取下一个字符并将其作为int类型的值返回</text:span><text:span text:style-name="T89">。输出与</text:span><text:span text:style-name="T11">fputc</text:span><text:span text:style-name="T89">对应。</text:span></text:p>
      <text:p text:style-name="P33"><text:span text:style-name="T23">int</text:span><text:span text:style-name="T22"> </text:span><text:span text:style-name="T62">getc</text:span><text:span text:style-name="T22">(</text:span><text:span text:style-name="T24">FILE* stream</text:span><text:span text:style-name="T22">);</text:span></text:p>
      <text:p text:style-name="P10"><text:span text:style-name="T3">getc</text:span><text:span text:style-name="T22">与fgetc类似</text:span><text:span text:style-name="T68">，只是getc通常实现为宏</text:span><text:span text:style-name="T69">，更加高效。</text:span><text:span text:style-name="T89">输出与</text:span><text:span text:style-name="T11">putc</text:span><text:span text:style-name="T89">对应。</text:span></text:p>
      <text:p text:style-name="P34"><text:span text:style-name="T23">int</text:span><text:span text:style-name="T22"> </text:span><text:span text:style-name="T62">getc</text:span><text:span text:style-name="T63">har</text:span><text:span text:style-name="T22">(</text:span><text:span text:style-name="T64">void</text:span><text:span text:style-name="T22">);</text:span></text:p>
      <text:p text:style-name="P11"><text:span text:style-name="T3">getchar</text:span><text:span text:style-name="T22">等价于getc</text:span><text:span text:style-name="T70">(stdin)，也通常实现为宏</text:span><text:span text:style-name="T71">。</text:span><text:span text:style-name="T89">输出与</text:span><text:span text:style-name="T11">putchar</text:span><text:span text:style-name="T89">对应。</text:span></text:p>
      <text:p text:style-name="P35"><text:span text:style-name="T23">int</text:span><text:span text:style-name="T22"> </text:span><text:span text:style-name="T65">ungetc</text:span><text:span text:style-name="T22">(</text:span><text:span text:style-name="T66">int c, FILE *stream</text:span><text:span text:style-name="T22">);</text:span></text:p>
      <text:p text:style-name="P9"><text:span text:style-name="T8">ungetc</text:span><text:span text:style-name="T72">将字符c转换成无符号char并推回指定的输入流。</text:span></text:p>
      <text:p text:style-name="P36"><text:span text:style-name="T73">char*</text:span><text:span text:style-name="T22"> </text:span><text:span text:style-name="T62">fget</text:span><text:span text:style-name="T73">s</text:span><text:span text:style-name="T22">(</text:span><text:span text:style-name="T74">char *s, </text:span><text:span text:style-name="T75">int n, </text:span><text:span text:style-name="T24">FILE* stream</text:span><text:span text:style-name="T22">);</text:span></text:p>
      <text:p text:style-name="P12"><text:span text:style-name="T9">fgets</text:span><text:span text:style-name="T76">将字符从输入流中读取到s中，最多读取n-1个字符，然后在末尾添加一个终止null字符</text:span><text:span text:style-name="T77">。</text:span><text:span text:style-name="T89">输出与</text:span><text:span text:style-name="T11">fputs</text:span><text:span text:style-name="T89">对应。</text:span></text:p>
      <text:p text:style-name="P37"><text:span text:style-name="T73">char*</text:span><text:span text:style-name="T22"> </text:span><text:span text:style-name="T62">get</text:span><text:span text:style-name="T73">s</text:span><text:span text:style-name="T22">(</text:span><text:span text:style-name="T74">char *s</text:span><text:span text:style-name="T22">);</text:span></text:p>
      <text:p text:style-name="P13"><text:span text:style-name="T3">gets</text:span><text:span text:style-name="T22">从标准输入流stdin读取字符到字符数组s中</text:span><text:span text:style-name="T78">，但很危险，因为长度未知。</text:span><text:span text:style-name="T89">输出与</text:span><text:span text:style-name="T11">puts</text:span><text:span text:style-name="T89">对应。</text:span></text:p>
      <text:p text:style-name="P38"><text:span text:style-name="T38">int</text:span><text:span text:style-name="T22"> </text:span><text:span text:style-name="T38">fs</text:span><text:span text:style-name="T79">canf</text:span><text:span text:style-name="T22">(</text:span><text:span text:style-name="T39">FILE</text:span><text:span text:style-name="T22">* restrict </text:span><text:span text:style-name="T40">stream</text:span><text:span text:style-name="T22">, </text:span><text:span text:style-name="T82">c</text:span><text:span text:style-name="T80">onst </text:span><text:span text:style-name="T22">char* restrict </text:span><text:span text:style-name="T81">format</text:span><text:span text:style-name="T22">, ...</text:span><text:span text:style-name="T82">);</text:span></text:p>
      <text:p text:style-name="P41"><text:span text:style-name="T38">int</text:span><text:span text:style-name="T22"> </text:span><text:span text:style-name="T91">v</text:span><text:span text:style-name="T38">fs</text:span><text:span text:style-name="T79">canf</text:span><text:span text:style-name="T22">(</text:span><text:span text:style-name="T39">FILE</text:span><text:span text:style-name="T22">* restrict </text:span><text:span text:style-name="T40">stream</text:span><text:span text:style-name="T22">, </text:span><text:span text:style-name="T82">c</text:span><text:span text:style-name="T80">onst </text:span><text:span text:style-name="T22">char* restrict </text:span><text:span text:style-name="T81">format</text:span><text:span text:style-name="T22">, </text:span><text:span text:style-name="T92">va_list arg</text:span><text:span text:style-name="T82">);</text:span></text:p>
      <text:p text:style-name="P14"><text:span text:style-name="T10">fscanf</text:span><text:span text:style-name="T85">分析格式化输入文本</text:span><text:span text:style-name="T86">，从第一个参数指定的数据流读取字符并控制字符串格式转换序列</text:span><text:span text:style-name="T87">，根据控制字符串内容，可能还需要其它参数，控制字符串后面的每个参数应为指针，从输入流读取的值转换之后存放在指针指定的对象中</text:span><text:span text:style-name="T93">，</text:span><text:span text:style-name="T12">vfscanf</text:span><text:span text:style-name="T93">增加了可变参数表</text:span><text:span text:style-name="T87">。</text:span><text:span text:style-name="T89">输出与</text:span><text:span text:style-name="T11">fprintf</text:span><text:span text:style-name="T13">、v</text:span><text:span text:style-name="T11">fprintf</text:span><text:span text:style-name="T89">对应。</text:span></text:p>
      <text:p text:style-name="P39"><text:span text:style-name="T38">int</text:span><text:span text:style-name="T22"> </text:span><text:span text:style-name="T38">s</text:span><text:span text:style-name="T79">canf</text:span><text:span text:style-name="T22">(</text:span><text:span text:style-name="T82">c</text:span><text:span text:style-name="T80">onst </text:span><text:span text:style-name="T22">char* restrict </text:span><text:span text:style-name="T81">format</text:span><text:span text:style-name="T22">, ...</text:span><text:span text:style-name="T82">);</text:span></text:p>
      <text:p text:style-name="P42"><text:span text:style-name="T38">int</text:span><text:span text:style-name="T22"> </text:span><text:span text:style-name="T94">v</text:span><text:span text:style-name="T38">s</text:span><text:span text:style-name="T79">canf</text:span><text:span text:style-name="T22">(</text:span><text:span text:style-name="T82">c</text:span><text:span text:style-name="T80">onst </text:span><text:span text:style-name="T22">char* restrict </text:span><text:span text:style-name="T81">format</text:span><text:span text:style-name="T22">, </text:span><text:span text:style-name="T92">va_list arg</text:span><text:span text:style-name="T82">);</text:span></text:p>
      <text:p text:style-name="P15"><text:span text:style-name="T3">scanf</text:span><text:span text:style-name="T22">从标准输入流stdin读取字符</text:span><text:span text:style-name="T93">，</text:span><text:span text:style-name="T12">vscanf</text:span><text:span text:style-name="T93">增加了可变参数表</text:span><text:span text:style-name="T88">。</text:span><text:span text:style-name="T89">输出与</text:span><text:span text:style-name="T11">printf</text:span><text:span text:style-name="T14">、</text:span><text:span text:style-name="T13">v</text:span><text:span text:style-name="T11">printf</text:span><text:span text:style-name="T89">对应。</text:span></text:p>
      <text:p text:style-name="P40"><text:span text:style-name="T38">int</text:span><text:span text:style-name="T22"> </text:span><text:span text:style-name="T83">s</text:span><text:span text:style-name="T38">s</text:span><text:span text:style-name="T79">canf</text:span><text:span text:style-name="T22">(</text:span><text:span text:style-name="T84">char *s, </text:span><text:span text:style-name="T82">c</text:span><text:span text:style-name="T80">onst </text:span><text:span text:style-name="T22">char* restrict </text:span><text:span text:style-name="T81">format</text:span><text:span text:style-name="T22">, ...</text:span><text:span text:style-name="T82">);</text:span></text:p>
      <text:p text:style-name="P42"><text:span text:style-name="T38">int</text:span><text:span text:style-name="T22"> </text:span><text:span text:style-name="T95">v</text:span><text:span text:style-name="T83">s</text:span><text:span text:style-name="T38">s</text:span><text:span text:style-name="T79">canf</text:span><text:span text:style-name="T22">(</text:span><text:span text:style-name="T84">char *s, </text:span><text:span text:style-name="T82">c</text:span><text:span text:style-name="T80">onst </text:span><text:span text:style-name="T22">char* restrict </text:span><text:span text:style-name="T81">format</text:span><text:span text:style-name="T22">, </text:span><text:span text:style-name="T92">va_list arg</text:span><text:span text:style-name="T82">);</text:span></text:p>
      <text:p text:style-name="P16"><text:span text:style-name="T3">sscanf</text:span><text:span text:style-name="T22">从字符串s读取字符</text:span><text:span text:style-name="T96">，</text:span><text:span text:style-name="T12">vsscanf</text:span><text:span text:style-name="T93">增加了可变参数表</text:span><text:span text:style-name="T88">。</text:span><text:span text:style-name="T89">输出与</text:span><text:span text:style-name="T3">sprintf</text:span><text:span text:style-name="T15">、</text:span><text:span text:style-name="T13">vs</text:span><text:span text:style-name="T11">printf</text:span><text:span text:style-name="T89">对应</text:span><text:span text:style-name="T90">，c99增加了</text:span><text:span text:style-name="T3">snprintf</text:span><text:span text:style-name="T37">，可以计算非宽字符的字符数。</text:span></text:p>
      <text:p text:style-name="P43"><text:span text:style-name="T97">size_t</text:span><text:span text:style-name="T22"> </text:span><text:span text:style-name="T98">fread</text:span><text:span text:style-name="T22">(</text:span><text:span text:style-name="T99">void</text:span><text:span text:style-name="T22">* restrict </text:span><text:span text:style-name="T100">ptr</text:span><text:span text:style-name="T22">,</text:span></text:p>
      <text:p text:style-name="P43"><text:span text:style-name="T22"><text:tab/><text:tab/></text:span><text:span text:style-name="T101">size_t</text:span><text:span text:style-name="T22"> </text:span><text:span text:style-name="T102">element_size</text:span><text:span text:style-name="T22">,</text:span></text:p>
      <text:p text:style-name="P43"><text:span text:style-name="T22"><text:tab/><text:tab/></text:span><text:span text:style-name="T103">size_t</text:span><text:span text:style-name="T27"> </text:span><text:span text:style-name="T104">count</text:span><text:span text:style-name="T42">,</text:span></text:p>
      <text:p text:style-name="P43"><text:span text:style-name="T42"><text:tab/><text:tab/></text:span><text:span text:style-name="T105">FILE*</text:span><text:span text:style-name="T42"> </text:span><text:span text:style-name="T106">restrict stream</text:span><text:span text:style-name="T22">);</text:span></text:p>
      <text:p text:style-name="P44"><text:span text:style-name="T97">size_t</text:span><text:span text:style-name="T22"> </text:span><text:span text:style-name="T107">fwrite</text:span><text:span text:style-name="T22">(</text:span><text:span text:style-name="T108">const </text:span><text:span text:style-name="T99">void</text:span><text:span text:style-name="T22">* restrict </text:span><text:span text:style-name="T100">ptr</text:span><text:span text:style-name="T22">,</text:span></text:p>
      <text:p text:style-name="P44"><text:span text:style-name="T22"><text:tab/><text:tab/></text:span><text:span text:style-name="T101">size_t</text:span><text:span text:style-name="T22"> </text:span><text:span text:style-name="T102">element_size</text:span><text:span text:style-name="T22">,</text:span></text:p>
      <text:p text:style-name="P44"><text:span text:style-name="T22"><text:tab/><text:tab/></text:span><text:span text:style-name="T103">size_t</text:span><text:span text:style-name="T27"> </text:span><text:span text:style-name="T104">count</text:span><text:span text:style-name="T42">,</text:span></text:p>
      <text:p text:style-name="P44"><text:span text:style-name="T42"><text:tab/><text:tab/></text:span><text:span text:style-name="T105">FILE*</text:span><text:span text:style-name="T42"> </text:span><text:span text:style-name="T106">restrict stream</text:span><text:span text:style-name="T22">);</text:span></text:p>
      <text:p text:style-name="P17"><text:span text:style-name="T16">fread</text:span><text:span text:style-name="T109">和</text:span><text:span text:style-name="T16">fwrite</text:span><text:span text:style-name="T109">分别输入和输出到二进制文件</text:span><text:span text:style-name="T110">。</text:span></text:p>
      <text:p text:style-name="P45"><text:span text:style-name="T38">int</text:span><text:span text:style-name="T22"> </text:span><text:span text:style-name="T79">feof</text:span><text:span text:style-name="T22">(</text:span><text:span text:style-name="T105">FILE*</text:span><text:span text:style-name="T42"> </text:span><text:span text:style-name="T106">stream</text:span><text:span text:style-name="T82">);</text:span></text:p>
      <text:p text:style-name="P46"><text:soft-page-break/><text:span text:style-name="T38">int</text:span><text:span text:style-name="T22"> </text:span><text:span text:style-name="T79">ferror</text:span><text:span text:style-name="T22">(</text:span><text:span text:style-name="T105">FILE*</text:span><text:span text:style-name="T42"> </text:span><text:span text:style-name="T106">stream</text:span><text:span text:style-name="T82">);</text:span></text:p>
      <text:p text:style-name="P46"><text:span text:style-name="T111">void</text:span><text:span text:style-name="T22"> </text:span><text:span text:style-name="T79">clearerr</text:span><text:span text:style-name="T22">(</text:span><text:span text:style-name="T105">FILE*</text:span><text:span text:style-name="T42"> </text:span><text:span text:style-name="T106">stream</text:span><text:span text:style-name="T82">);</text:span></text:p>
      <text:p text:style-name="P2"><text:span text:style-name="T3">feof</text:span><text:span text:style-name="T22">的参数是个输入流</text:span><text:span text:style-name="T112">，如果读取输入流时遇到文件末尾</text:span><text:span text:style-name="T113">，则返回一个非0值，否则返回0，这个函数通常在输入操作失败之后使用。</text:span><text:span text:style-name="T17">ferror</text:span><text:span text:style-name="T113">返回数据流的错误状态</text:span><text:span text:style-name="T114">。</text:span><text:span text:style-name="T18">clearerr</text:span><text:span text:style-name="T114">重置数据流中的任何错误和文件末尾指示</text:span><text:span text:style-name="T115">，用fclose关闭数据流时也重置错误条件。</text:span></text:p>
      <text:p text:style-name="P47"><text:span text:style-name="T38">int</text:span><text:span text:style-name="T22"> </text:span><text:span text:style-name="T79">rename</text:span><text:span text:style-name="T22">(</text:span><text:span text:style-name="T116">const char *oldname, const char *newname</text:span><text:span text:style-name="T82">);</text:span></text:p>
      <text:p text:style-name="P48"><text:span text:style-name="T38">int</text:span><text:span text:style-name="T22"> </text:span><text:span text:style-name="T117">remove</text:span><text:span text:style-name="T22">(</text:span><text:span text:style-name="T116">const char *</text:span><text:span text:style-name="T118">filename</text:span><text:span text:style-name="T82">);</text:span></text:p>
      <text:p text:style-name="P18"><text:span text:style-name="T19">remove</text:span><text:span text:style-name="T119">删除指定文件，在操作成功时返回</text:span><text:span text:style-name="T120">0，否则返回非0值。</text:span><text:span text:style-name="T20">rename</text:span><text:span text:style-name="T120">将名称oldname变成newname</text:span><text:span text:style-name="T121">。</text:span></text:p>
      <text:p text:style-name="P49"><text:span text:style-name="T111">FILE</text:span><text:span text:style-name="T122">* </text:span><text:span text:style-name="T123">tmpfile</text:span><text:span text:style-name="T22">(</text:span><text:span text:style-name="T124">void</text:span><text:span text:style-name="T82">);</text:span></text:p>
      <text:p text:style-name="P50"><text:span text:style-name="T125">char</text:span><text:span text:style-name="T122">* </text:span><text:span text:style-name="T126">tmpnam</text:span><text:span text:style-name="T22">(</text:span><text:span text:style-name="T127">char *buf</text:span><text:span text:style-name="T82">);</text:span></text:p>
      <text:p text:style-name="P19"><text:span text:style-name="T21">tmpfile</text:span><text:span text:style-name="T128">生成一个新文件并用fopen方式“w+b”打开，文件关闭或程序终止时，删除这个文件。</text:span><text:span text:style-name="T21">tmpnam</text:span><text:span text:style-name="T128">生成不与当前使用的其它文件名发生冲突的新文件名</text:span><text:span text:style-name="T130">，这样生成的文件不是临时文件，程序终止时并不自动删除这个文件</text:span><text:span text:style-name="T129">。</text:span></text:p>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WenQuanYi Micro Hei" svg:font-family="'WenQuanYi Micro He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anjunjie </meta:initial-creator>
    <meta:creation-date>2015-05-07T08:41:50</meta:creation-date>
    <meta:generator>LibreOffice/4.0.2.2$Linux_X86_64 LibreOffice_project/400m0$Build-2</meta:generator>
    <dc:date>2015-05-08T09:17:34</dc:date>
    <dc:creator>hanjunjie </dc:creator>
    <meta:editing-duration>P1DT18M20S</meta:editing-duration>
    <meta:editing-cycles>214</meta:editing-cycles>
    <meta:document-statistic meta:table-count="0" meta:image-count="0" meta:object-count="0" meta:page-count="3" meta:paragraph-count="71" meta:word-count="1384" meta:character-count="3172" meta:non-whitespace-character-count="2987"/>
  </office:meta>
</office:document-meta>
</file>